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31"/>
    <style:style style:name="ce5" style:family="table-cell" style:parent-style-name="Default" style:data-style-name="N129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7" calcext:value-type="float">
            <text:p>0.80635978770157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in" svg:y="2.5953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8689in" svg:y="1.6949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 table:number-columns-repeated="7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1" calcext:value-type="float">
            <text:p>0.25729444283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/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number-columns-repeated="9"/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9"/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9"/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2-11-11T18:51:19.864938602</dc:date>
    <meta:editing-duration>PT6H17M51S</meta:editing-duration>
    <meta:editing-cycles>3</meta:editing-cycles>
    <meta:generator>LibreOffice/7.4.2.3$Linux_X86_64 LibreOffice_project/40$Build-3</meta:generator>
    <meta:document-statistic meta:table-count="3" meta:cell-count="441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2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3cm" svg:y="1.243cm" svg:width="12.748cm" svg:height="6.81cm">
          <chart:coordinate-region svg:x="1.016cm" svg:y="1.442cm" svg:width="11.821cm" svg:height="6.412cm"/>
          <chart:axis chart:dimension="x" chart:name="primary-x" chart:style-name="ch4">
            <chart:title svg:x="6.05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4cm" svg:y="0.001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cm" svg:y="0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2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